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8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2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9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81cm"/>
    </style:style>
    <style:style style:name="gr13" style:family="graphic" style:parent-style-name="standard">
      <style:graphic-properties draw:marker-start="Arrow" draw:marker-start-width="0.3cm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3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77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9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975cm"/>
    </style:style>
    <style:style style:name="gr27" style:family="graphic" style:parent-style-name="standard">
      <style:graphic-properties draw:textarea-horizontal-align="justify" draw:textarea-vertical-align="middle" draw:auto-grow-height="false" fo:min-height="1.45cm" fo:min-width="1.4cm"/>
    </style:style>
    <style:style style:name="gr28" style:family="graphic" style:parent-style-name="standard">
      <style:graphic-properties draw:textarea-horizontal-align="justify" draw:textarea-vertical-align="middle" draw:auto-grow-height="false" fo:min-height="1.55cm" fo:min-width="0.5cm"/>
    </style:style>
    <style:style style:name="gr29" style:family="graphic" style:parent-style-name="standard">
      <style:graphic-properties draw:textarea-horizontal-align="justify" draw:textarea-vertical-align="middle" draw:auto-grow-height="false" fo:min-height="1.45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6cm" svg:height="2cm" svg:x="16.6cm" svg:y="15.051cm">
          <text:p text:style-name="P1"><text:span text:style-name="T1">clarkpa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1.2cm" svg:x="27.3cm" svg:y="15.1cm">
          <text:p text:style-name="P1"><text:span text:style-name="T1">Induction 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7.5cm" svg:y1="15.5cm" svg:x2="18.1cm" svg:y2="15.6cm">
          <text:p/>
        </draw:line>
        <draw:line draw:style-name="gr3" draw:text-style-name="P1" draw:layer="layout" svg:x1="27.5cm" svg:y1="16.1cm" svg:x2="18.2cm" svg:y2="16.151cm">
          <text:p/>
        </draw:line>
        <draw:frame draw:style-name="gr4" draw:text-style-name="P3" draw:layer="layout" svg:width="0.773cm" svg:height="0.649cm" svg:x="19cm" svg:y="15.051cm">
          <draw:text-box>
            <text:p><text:span text:style-name="T1">ia</text:span></text:p>
          </draw:text-box>
        </draw:frame>
        <draw:frame draw:style-name="gr4" draw:text-style-name="P3" draw:layer="layout" svg:width="0.773cm" svg:height="0.649cm" svg:x="19.3cm" svg:y="16.351cm">
          <draw:text-box>
            <text:p><text:span text:style-name="T1">ib</text:span></text:p>
          </draw:text-box>
        </draw:frame>
        <draw:frame draw:style-name="gr5" draw:text-style-name="P3" draw:layer="layout" svg:width="0.989cm" svg:height="0.649cm" svg:x="15.411cm" svg:y="15.651cm">
          <draw:text-box>
            <text:p><text:span text:style-name="T1">Idq</text:span></text:p>
          </draw:text-box>
        </draw:frame>
        <draw:custom-shape draw:style-name="gr6" draw:text-style-name="P1" draw:layer="layout" svg:width="1.4cm" svg:height="1.4cm" svg:x="14.3cm" svg:y="16.25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6.351cm" svg:x2="14.5cm" svg:y2="13.651cm">
          <text:p/>
        </draw:line>
        <draw:line draw:style-name="gr7" draw:text-style-name="P1" draw:layer="layout" svg:x1="14.5cm" svg:y1="14.451cm" svg:x2="17cm" svg:y2="14.451cm">
          <text:p/>
        </draw:line>
        <draw:frame draw:style-name="gr8" draw:text-style-name="P3" draw:layer="layout" svg:width="2.962cm" svg:height="0.649cm" svg:x="15.6cm" svg:y="13.851cm">
          <draw:text-box>
            <text:p><text:span text:style-name="T1">Rotor flux angle</text:span></text:p>
          </draw:text-box>
        </draw:frame>
        <draw:line draw:style-name="gr3" draw:text-style-name="P1" draw:layer="layout" svg:x1="17cm" svg:y1="14.451cm" svg:x2="17cm" svg:y2="15.351cm">
          <text:p/>
        </draw:line>
        <draw:line draw:style-name="gr3" draw:text-style-name="P1" draw:layer="layout" svg:x1="16.6cm" svg:y1="16.351cm" svg:x2="15.6cm" svg:y2="16.351cm">
          <text:p/>
        </draw:line>
        <draw:frame draw:style-name="gr9" draw:text-style-name="P3" draw:layer="layout" svg:width="3.749cm" svg:height="0.649cm" svg:x="14.7cm" svg:y="17.851cm">
          <draw:text-box>
            <text:p><text:span text:style-name="T1">Rotor time constante</text:span></text:p>
          </draw:text-box>
        </draw:frame>
        <draw:line draw:style-name="gr3" draw:text-style-name="P2" draw:layer="layout" svg:x1="14.8cm" svg:y1="18.251cm" svg:x2="14.8cm" svg:y2="17.551cm">
          <text:p/>
        </draw:line>
        <draw:frame draw:style-name="gr10" draw:text-style-name="P3" draw:layer="layout" svg:width="3.423cm" svg:height="0.649cm" svg:x="16cm" svg:y="17.451cm">
          <draw:text-box>
            <text:p><text:span text:style-name="T1">Measurement time</text:span></text:p>
          </draw:text-box>
        </draw:frame>
        <draw:line draw:style-name="gr3" draw:text-style-name="P2" draw:layer="layout" svg:x1="16.7cm" svg:y1="17.451cm" svg:x2="15.5cm" svg:y2="17.451cm">
          <text:p/>
        </draw:line>
        <draw:line draw:style-name="gr7" draw:text-style-name="P2" draw:layer="layout" svg:x1="28cm" svg:y1="16.2cm" svg:x2="28cm" svg:y2="19.2cm">
          <text:p/>
        </draw:line>
        <draw:line draw:style-name="gr7" draw:text-style-name="P2" draw:layer="layout" svg:x1="13.6cm" svg:y1="19.351cm" svg:x2="28cm" svg:y2="19.1cm">
          <text:p/>
        </draw:line>
        <draw:line draw:style-name="gr3" draw:text-style-name="P2" draw:layer="layout" svg:x1="14.3cm" svg:y1="19.351cm" svg:x2="14.3cm" svg:y2="17.551cm">
          <text:p/>
        </draw:line>
        <draw:frame draw:style-name="gr11" draw:text-style-name="P3" draw:layer="layout" svg:width="2.619cm" svg:height="0.649cm" svg:x="14.3cm" svg:y="18.851cm">
          <draw:text-box>
            <text:p><text:span text:style-name="T1">Omega Rotor</text:span></text:p>
          </draw:text-box>
        </draw:frame>
        <draw:line draw:style-name="gr7" draw:text-style-name="P2" draw:layer="layout" svg:x1="16.3cm" svg:y1="16.351cm" svg:x2="16.3cm" svg:y2="15.051cm">
          <text:p/>
        </draw:line>
        <draw:frame draw:style-name="gr12" draw:text-style-name="P3" draw:layer="layout" svg:width="1.281cm" svg:height="0.649cm" svg:x="14.9cm" svg:y="14.602cm">
          <draw:text-box>
            <text:p><text:span text:style-name="T1">Idq.q</text:span></text:p>
          </draw:text-box>
        </draw:frame>
        <draw:frame draw:style-name="gr5" draw:text-style-name="P3" draw:layer="layout" svg:width="0.997cm" svg:height="0.649cm" svg:x="13.2cm" svg:y="15.851cm">
          <draw:text-box>
            <text:p><text:span text:style-name="T1">imr</text:span></text:p>
          </draw:text-box>
        </draw:frame>
        <draw:custom-shape draw:style-name="gr1" draw:text-style-name="P2" draw:layer="layout" svg:width="1.2cm" svg:height="1.3cm" svg:x="12.9cm" svg:y="11.051cm">
          <text:p text:style-name="P1"><text:span text:style-name="T1">Current contro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5cm" svg:y="11.151cm">
          <text:p text:style-name="P1"><text:span text:style-name="T1">Torque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4.2cm" svg:y="11.151cm">
          <text:p text:style-name="P1"><text:span text:style-name="T1">Speed controller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2.9cm" svg:y1="16.651cm" svg:x2="14.3cm" svg:y2="16.651cm">
          <text:p/>
        </draw:line>
        <draw:line draw:style-name="gr13" draw:text-style-name="P2" draw:layer="layout" svg:x1="14.7cm" svg:y1="15.051cm" svg:x2="16.3cm" svg:y2="15.051cm">
          <text:p/>
        </draw:line>
        <draw:custom-shape draw:style-name="gr1" draw:text-style-name="P2" draw:layer="layout" svg:width="2cm" svg:height="2cm" svg:x="7.8cm" svg:y="4.351cm">
          <text:p text:style-name="P1"><text:span text:style-name="T1">Flux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13.2cm" svg:y="4.551cm">
          <text:p text:style-name="P1"><text:span text:style-name="T1">Current controller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4.9cm" svg:y1="15.551cm" svg:x2="16.1cm" svg:y2="15.551cm">
          <text:p/>
        </draw:line>
        <draw:line draw:style-name="gr7" draw:text-style-name="P2" draw:layer="layout" svg:x1="16.2cm" svg:y1="16.351cm" svg:x2="16.1cm" svg:y2="15.551cm">
          <text:p/>
        </draw:line>
        <draw:frame draw:style-name="gr12" draw:text-style-name="P3" draw:layer="layout" svg:width="1.281cm" svg:height="0.649cm" svg:x="15.1cm" svg:y="15.102cm">
          <draw:text-box>
            <text:p><text:span text:style-name="T1">Idq.d</text:span></text:p>
          </draw:text-box>
        </draw:frame>
        <draw:custom-shape draw:style-name="gr14" draw:text-style-name="P2" draw:layer="layout" svg:width="0.7cm" svg:height="0.7cm" svg:x="5.4cm" svg:y="4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cm" svg:y1="5.251cm" svg:x2="5.5cm" svg:y2="5.251cm">
          <text:p/>
        </draw:line>
        <draw:line draw:style-name="gr3" draw:text-style-name="P2" draw:layer="layout" svg:x1="5.7cm" svg:y1="6.751cm" svg:x2="5.7cm" svg:y2="5.551cm">
          <text:p/>
        </draw:line>
        <draw:frame draw:style-name="gr15" draw:text-style-name="P3" draw:layer="layout" svg:width="0.6cm" svg:height="0.649cm" svg:x="4.9cm" svg:y="5.951cm">
          <draw:text-box>
            <text:p><text:span text:style-name="T1">-</text:span></text:p>
          </draw:text-box>
        </draw:frame>
        <draw:frame draw:style-name="gr16" draw:text-style-name="P3" draw:layer="layout" svg:width="1.607cm" svg:height="0.649cm" svg:x="4.2cm" svg:y="4.751cm">
          <draw:text-box>
            <text:p><text:span text:style-name="T1">imr_ref</text:span></text:p>
          </draw:text-box>
        </draw:frame>
        <draw:frame draw:style-name="gr5" draw:text-style-name="P3" draw:layer="layout" svg:width="0.997cm" svg:height="0.649cm" svg:x="5.9cm" svg:y="6.151cm">
          <draw:text-box>
            <text:p><text:span text:style-name="T1">imr</text:span></text:p>
          </draw:text-box>
        </draw:frame>
        <draw:line draw:style-name="gr3" draw:text-style-name="P2" draw:layer="layout" svg:x1="6.3cm" svg:y1="5.351cm" svg:x2="7.8cm" svg:y2="5.351cm">
          <text:p/>
        </draw:line>
        <draw:custom-shape draw:style-name="gr14" draw:text-style-name="P2" draw:layer="layout" svg:width="0.7cm" svg:height="0.7cm" svg:x="11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8cm" svg:y1="5.351cm" svg:x2="11.1cm" svg:y2="5.351cm">
          <text:p/>
        </draw:line>
        <draw:line draw:style-name="gr3" draw:text-style-name="P2" draw:layer="layout" svg:x1="11.4cm" svg:y1="6.751cm" svg:x2="11.4cm" svg:y2="5.651cm">
          <text:p/>
        </draw:line>
        <draw:frame draw:style-name="gr12" draw:text-style-name="P3" draw:layer="layout" svg:width="1.281cm" svg:height="0.649cm" svg:x="11.6cm" svg:y="6.351cm">
          <draw:text-box>
            <text:p><text:span text:style-name="T1">Idq.d</text:span></text:p>
          </draw:text-box>
        </draw:frame>
        <draw:frame draw:style-name="gr17" draw:text-style-name="P3" draw:layer="layout" svg:width="0.621cm" svg:height="0.649cm" svg:x="10.5cm" svg:y="6.202cm">
          <draw:text-box>
            <text:p><text:span text:style-name="T1">-</text:span></text:p>
          </draw:text-box>
        </draw:frame>
        <draw:frame draw:style-name="gr18" draw:text-style-name="P3" draw:layer="layout" svg:width="1.891cm" svg:height="0.749cm" svg:x="9.7cm" svg:y="4.602cm">
          <draw:text-box>
            <text:p><text:span text:style-name="T1">Idq.d_ref</text:span></text:p>
          </draw:text-box>
        </draw:frame>
        <draw:line draw:style-name="gr3" draw:text-style-name="P2" draw:layer="layout" svg:x1="11.5cm" svg:y1="5.351cm" svg:x2="13.1cm" svg:y2="5.351cm">
          <text:p/>
        </draw:line>
        <draw:custom-shape draw:style-name="gr14" draw:text-style-name="P2" draw:layer="layout" svg:width="0.6cm" svg:height="0.6cm" svg:x="11cm" svg:y="1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3cm" svg:y1="13.051cm" svg:x2="11.3cm" svg:y2="11.951cm">
          <text:p/>
        </draw:line>
        <draw:frame draw:style-name="gr12" draw:text-style-name="P3" draw:layer="layout" svg:width="1.281cm" svg:height="0.649cm" svg:x="11.6cm" svg:y="12.651cm">
          <draw:text-box>
            <text:p><text:span text:style-name="T1">Idq.q</text:span></text:p>
          </draw:text-box>
        </draw:frame>
        <draw:line draw:style-name="gr3" draw:text-style-name="P2" draw:layer="layout" svg:x1="9.9cm" svg:y1="11.551cm" svg:x2="11cm" svg:y2="11.551cm">
          <text:p/>
        </draw:line>
        <draw:frame draw:style-name="gr18" draw:text-style-name="P3" draw:layer="layout" svg:width="1.891cm" svg:height="0.749cm" svg:x="9.614cm" svg:y="10.902cm">
          <draw:text-box>
            <text:p><text:span text:style-name="T1">Idq.q_ref</text:span></text:p>
          </draw:text-box>
        </draw:frame>
        <draw:frame draw:style-name="gr17" draw:text-style-name="P3" draw:layer="layout" svg:width="0.621cm" svg:height="0.649cm" svg:x="10.5cm" svg:y="12.651cm">
          <draw:text-box>
            <text:p><text:span text:style-name="T1">-</text:span></text:p>
          </draw:text-box>
        </draw:frame>
        <draw:line draw:style-name="gr3" draw:text-style-name="P2" draw:layer="layout" svg:x1="11.7cm" svg:y1="11.551cm" svg:x2="13cm" svg:y2="11.551cm">
          <text:p/>
        </draw:line>
        <draw:line draw:style-name="gr3" draw:text-style-name="P2" draw:layer="layout" svg:x1="0.3cm" svg:y1="11.651cm" svg:x2="2.6cm" svg:y2="11.651cm">
          <text:p/>
        </draw:line>
        <draw:frame draw:style-name="gr19" draw:text-style-name="P3" draw:layer="layout" svg:width="2.191cm" svg:height="0.649cm" svg:x="0.4cm" svg:y="11.051cm">
          <draw:text-box>
            <text:p><text:span text:style-name="T1">omega_ref</text:span></text:p>
          </draw:text-box>
        </draw:frame>
        <draw:custom-shape draw:style-name="gr14" draw:text-style-name="P2" draw:layer="layout" svg:width="0.5cm" svg:height="0.5cm" svg:x="2.5cm" svg:y="1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7cm" svg:y1="13.551cm" svg:x2="2.7cm" svg:y2="11.951cm">
          <text:p/>
        </draw:line>
        <draw:frame draw:style-name="gr17" draw:text-style-name="P3" draw:layer="layout" svg:width="0.621cm" svg:height="0.649cm" svg:x="2.1cm" svg:y="12.602cm">
          <draw:text-box>
            <text:p><text:span text:style-name="T1">-</text:span></text:p>
          </draw:text-box>
        </draw:frame>
        <draw:line draw:style-name="gr3" draw:text-style-name="P2" draw:layer="layout" svg:x1="3cm" svg:y1="11.651cm" svg:x2="4.4cm" svg:y2="11.651cm">
          <text:p/>
        </draw:line>
        <draw:custom-shape draw:style-name="gr14" draw:text-style-name="P2" draw:layer="layout" svg:width="0.5cm" svg:height="0.5cm" svg:x="7.2cm" svg:y="1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6cm" svg:y1="11.651cm" svg:x2="7.2cm" svg:y2="11.651cm">
          <text:p/>
        </draw:line>
        <draw:frame draw:style-name="gr20" draw:text-style-name="P3" draw:layer="layout" svg:width="1.582cm" svg:height="0.649cm" svg:x="6cm" svg:y="11.051cm">
          <draw:text-box>
            <text:p><text:span text:style-name="T1">t_c_ref</text:span></text:p>
          </draw:text-box>
        </draw:frame>
        <draw:line draw:style-name="gr3" draw:text-style-name="P2" draw:layer="layout" svg:x1="7.4cm" svg:y1="13.151cm" svg:x2="7.4cm" svg:y2="11.951cm">
          <text:p/>
        </draw:line>
        <draw:frame draw:style-name="gr17" draw:text-style-name="P3" draw:layer="layout" svg:width="0.621cm" svg:height="0.649cm" svg:x="6.6cm" svg:y="12.502cm">
          <draw:text-box>
            <text:p><text:span text:style-name="T1">-</text:span></text:p>
          </draw:text-box>
        </draw:frame>
        <draw:line draw:style-name="gr3" draw:text-style-name="P2" draw:layer="layout" svg:x1="7.8cm" svg:y1="11.551cm" svg:x2="8.6cm" svg:y2="11.551cm">
          <text:p/>
        </draw:line>
        <draw:frame draw:style-name="gr15" draw:text-style-name="P3" draw:layer="layout" svg:width="3.877cm" svg:height="0.649cm" svg:x="5.4cm" svg:y="13.402cm">
          <draw:text-box>
            <text:p><text:span text:style-name="T1">Imr*3/2*np*Lm*Lm/Lr</text:span></text:p>
          </draw:text-box>
        </draw:frame>
        <draw:custom-shape draw:style-name="gr1" draw:text-style-name="P2" draw:layer="layout" svg:width="2cm" svg:height="2cm" svg:x="14.3cm" svg:y="7.951cm">
          <text:p text:style-name="P1"><text:span text:style-name="T1"><text:s text:c="8"/></text:span><text:span text:style-name="T1">Decoupling circui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7cm" svg:y1="7.951cm" svg:x2="14.4cm" svg:y2="7.951cm">
          <text:p/>
        </draw:line>
        <draw:line draw:style-name="gr3" draw:text-style-name="P2" draw:layer="layout" svg:x1="12.7cm" svg:y1="8.851cm" svg:x2="14.4cm" svg:y2="8.851cm">
          <text:p/>
        </draw:line>
        <draw:line draw:style-name="gr21" draw:text-style-name="P2" draw:layer="layout" svg:x1="12.6cm" svg:y1="9.351cm" svg:x2="14.3cm" svg:y2="9.351cm">
          <text:p text:style-name="P1"><text:span text:style-name="T1">imr</text:span></text:p>
        </draw:line>
        <draw:line draw:style-name="gr3" draw:text-style-name="P2" draw:layer="layout" svg:x1="12.8cm" svg:y1="9.951cm" svg:x2="14.3cm" svg:y2="9.951cm">
          <text:p/>
        </draw:line>
        <draw:frame draw:style-name="gr12" draw:text-style-name="P3" draw:layer="layout" svg:width="1.281cm" svg:height="0.649cm" svg:x="12.6cm" svg:y="7.602cm">
          <draw:text-box>
            <text:p><text:span text:style-name="T1">Idq.d</text:span></text:p>
          </draw:text-box>
        </draw:frame>
        <draw:frame draw:style-name="gr12" draw:text-style-name="P3" draw:layer="layout" svg:width="1.281cm" svg:height="0.649cm" svg:x="12.6cm" svg:y="8.351cm">
          <draw:text-box>
            <text:p><text:span text:style-name="T1">Idq.q</text:span></text:p>
          </draw:text-box>
        </draw:frame>
        <draw:frame draw:style-name="gr22" draw:text-style-name="P3" draw:layer="layout" svg:width="1.171cm" svg:height="0.649cm" svg:x="13.2cm" svg:y="9.851cm">
          <draw:text-box>
            <text:p><text:span text:style-name="T1">wmr</text:span></text:p>
          </draw:text-box>
        </draw:frame>
        <draw:line draw:style-name="gr7" draw:text-style-name="P2" draw:layer="layout" svg:x1="14.1cm" svg:y1="11.551cm" svg:x2="17.9cm" svg:y2="11.451cm">
          <text:p/>
        </draw:line>
        <draw:custom-shape draw:style-name="gr14" draw:text-style-name="P2" draw:layer="layout" svg:width="0.5cm" svg:height="0.5cm" svg:x="17.6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9cm" svg:y1="11.451cm" svg:x2="17.9cm" svg:y2="9.651cm">
          <text:p/>
        </draw:line>
        <draw:line draw:style-name="gr3" draw:text-style-name="P2" draw:layer="layout" svg:x1="16.3cm" svg:y1="9.451cm" svg:x2="17.6cm" svg:y2="9.451cm">
          <text:p/>
        </draw:line>
        <draw:frame draw:style-name="gr23" draw:text-style-name="P3" draw:layer="layout" svg:width="1.086cm" svg:height="0.649cm" svg:x="16.5cm" svg:y="9.651cm">
          <draw:text-box>
            <text:p><text:span text:style-name="T1">udq</text:span></text:p>
          </draw:text-box>
        </draw:frame>
        <draw:custom-shape draw:style-name="gr14" draw:text-style-name="P2" draw:layer="layout" svg:width="0.6cm" svg:height="0.6cm" svg:x="17.5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3cm" svg:y1="8.251cm" svg:x2="17.5cm" svg:y2="8.251cm">
          <text:p/>
        </draw:line>
        <draw:line draw:style-name="gr3" draw:text-style-name="P2" draw:layer="layout" svg:x1="17.7cm" svg:y1="5.351cm" svg:x2="17.7cm" svg:y2="7.951cm">
          <text:p/>
        </draw:line>
        <draw:line draw:style-name="gr7" draw:text-style-name="P2" draw:layer="layout" svg:x1="15cm" svg:y1="5.351cm" svg:x2="17.7cm" svg:y2="5.351cm">
          <text:p/>
        </draw:line>
        <draw:frame draw:style-name="gr23" draw:text-style-name="P3" draw:layer="layout" svg:width="1.086cm" svg:height="0.649cm" svg:x="16.3cm" svg:y="7.551cm">
          <draw:text-box>
            <text:p><text:span text:style-name="T1">udd</text:span></text:p>
          </draw:text-box>
        </draw:frame>
        <draw:line draw:style-name="gr3" draw:text-style-name="P2" draw:layer="layout" svg:x1="18.3cm" svg:y1="8.151cm" svg:x2="19.6cm" svg:y2="8.151cm">
          <text:p/>
        </draw:line>
        <draw:line draw:style-name="gr3" draw:text-style-name="P2" draw:layer="layout" svg:x1="18.2cm" svg:y1="9.451cm" svg:x2="19.6cm" svg:y2="9.451cm">
          <text:p/>
        </draw:line>
        <draw:custom-shape draw:style-name="gr1" draw:text-style-name="P2" draw:layer="layout" svg:width="1.9cm" svg:height="1.9cm" svg:x="19.6cm" svg:y="7.751cm">
          <text:p text:style-name="P1"><text:span text:style-name="T1">invpark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0.2cm" svg:y1="11.651cm" svg:x2="20.4cm" svg:y2="9.651cm">
          <text:p/>
        </draw:line>
        <draw:frame draw:style-name="gr8" draw:text-style-name="P3" draw:layer="layout" svg:width="2.962cm" svg:height="0.649cm" svg:x="18.943cm" svg:y="11.251cm">
          <draw:text-box>
            <text:p><text:span text:style-name="T1">Rotor flux angle</text:span></text:p>
          </draw:text-box>
        </draw:frame>
        <draw:line draw:style-name="gr3" draw:text-style-name="P2" draw:layer="layout" svg:x1="21.6cm" svg:y1="8.251cm" svg:x2="23cm" svg:y2="8.3cm">
          <text:p/>
        </draw:line>
        <draw:line draw:style-name="gr3" draw:text-style-name="P2" draw:layer="layout" svg:x1="21.2cm" svg:y1="9.351cm" svg:x2="22.8cm" svg:y2="9.351cm">
          <text:p/>
        </draw:line>
        <draw:frame draw:style-name="gr24" draw:text-style-name="P3" draw:layer="layout" svg:width="1.603cm" svg:height="0.649cm" svg:x="21.5cm" svg:y="7.502cm">
          <draw:text-box>
            <text:p><text:span text:style-name="T1">v.alpha</text:span></text:p>
          </draw:text-box>
        </draw:frame>
        <draw:frame draw:style-name="gr25" draw:text-style-name="P3" draw:layer="layout" svg:width="1.429cm" svg:height="0.649cm" svg:x="21.7cm" svg:y="8.602cm">
          <draw:text-box>
            <text:p><text:span text:style-name="T1">v.beta</text:span></text:p>
          </draw:text-box>
        </draw:frame>
        <draw:line draw:style-name="gr3" draw:text-style-name="P1" draw:layer="layout" svg:x1="14.3cm" svg:y1="17.351cm" svg:x2="13cm" svg:y2="17.351cm">
          <text:p/>
        </draw:line>
        <draw:frame draw:style-name="gr15" draw:text-style-name="P3" draw:layer="layout" svg:width="1.367cm" svg:height="0.649cm" svg:x="13.4cm" svg:y="16.802cm">
          <draw:text-box>
            <text:p><text:span text:style-name="T1">wmr</text:span></text:p>
          </draw:text-box>
        </draw:frame>
        <draw:frame draw:style-name="gr26" draw:text-style-name="P3" draw:layer="layout" svg:width="2.483cm" svg:height="0.649cm" svg:x="0.925cm" svg:y="13.551cm">
          <draw:text-box>
            <text:p><text:span text:style-name="T1">Omega rotor</text:span></text:p>
          </draw:text-box>
        </draw:frame>
        <draw:custom-shape draw:style-name="gr27" draw:text-style-name="P4" draw:layer="layout" svg:width="1.9cm" svg:height="1.7cm" svg:x="22.9cm" svg:y="8.1cm">
          <text:p text:style-name="P1"><text:span text:style-name="T2">Svm pwm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cm" svg:height="1.8cm" svg:x="25.3cm" svg:y="8.1cm">
          <text:p text:style-name="P1"><text:span text:style-name="T2">pwm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9cm" svg:y1="8.4cm" svg:x2="25.4cm" svg:y2="8.4cm">
          <text:p/>
        </draw:line>
        <draw:line draw:style-name="gr3" draw:text-style-name="P1" draw:layer="layout" svg:x1="24.8cm" svg:y1="8.8cm" svg:x2="25.3cm" svg:y2="8.8cm">
          <text:p/>
        </draw:line>
        <draw:line draw:style-name="gr3" draw:text-style-name="P1" draw:layer="layout" svg:x1="24.9cm" svg:y1="9.3cm" svg:x2="25.3cm" svg:y2="9.3cm">
          <text:p/>
        </draw:line>
        <draw:line draw:style-name="gr3" draw:text-style-name="P1" draw:layer="layout" svg:x1="26.3cm" svg:y1="8.1cm" svg:x2="27.1cm" svg:y2="8.1cm">
          <text:p/>
        </draw:line>
        <draw:line draw:style-name="gr3" draw:text-style-name="P1" draw:layer="layout" svg:x1="26.3cm" svg:y1="8.1cm" svg:x2="27.1cm" svg:y2="8.1cm">
          <text:p/>
        </draw:line>
        <draw:line draw:style-name="gr3" draw:text-style-name="P1" draw:layer="layout" svg:x1="26.3cm" svg:y1="8.1cm" svg:x2="27.1cm" svg:y2="8.1cm">
          <text:p/>
        </draw:line>
        <draw:line draw:style-name="gr3" draw:text-style-name="P1" draw:layer="layout" svg:x1="26.3cm" svg:y1="8.4cm" svg:x2="27.1cm" svg:y2="8.4cm">
          <text:p/>
        </draw:line>
        <draw:line draw:style-name="gr3" draw:text-style-name="P1" draw:layer="layout" svg:x1="26.3cm" svg:y1="8.7cm" svg:x2="27.1cm" svg:y2="8.7cm">
          <text:p/>
        </draw:line>
        <draw:line draw:style-name="gr3" draw:text-style-name="P1" draw:layer="layout" svg:x1="26.3cm" svg:y1="9cm" svg:x2="27.1cm" svg:y2="9cm">
          <text:p/>
        </draw:line>
        <draw:line draw:style-name="gr3" draw:text-style-name="P1" draw:layer="layout" svg:x1="26.3cm" svg:y1="9.3cm" svg:x2="27.1cm" svg:y2="9.3cm">
          <text:p/>
        </draw:line>
        <draw:line draw:style-name="gr3" draw:text-style-name="P1" draw:layer="layout" svg:x1="26.3cm" svg:y1="9.6cm" svg:x2="27.1cm" svg:y2="9.6cm">
          <text:p/>
        </draw:line>
        <draw:line draw:style-name="gr7" draw:text-style-name="P1" draw:layer="layout" svg:x1="27.7cm" svg:y1="15.2cm" svg:x2="27.5cm" svg:y2="9.6cm">
          <text:p/>
        </draw:line>
        <draw:line draw:style-name="gr7" draw:text-style-name="P1" draw:layer="layout" svg:x1="27.9cm" svg:y1="15.1cm" svg:x2="27.7cm" svg:y2="9.6cm">
          <text:p/>
        </draw:line>
        <draw:line draw:style-name="gr7" draw:text-style-name="P1" draw:layer="layout" svg:x1="28.1cm" svg:y1="15.2cm" svg:x2="27.9cm" svg:y2="9.7cm">
          <text:p/>
        </draw:line>
        <draw:custom-shape draw:style-name="gr29" draw:text-style-name="P1" draw:layer="layout" svg:width="1cm" svg:height="1.7cm" svg:x="27.2cm" svg:y="7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1:39:10.665718812</meta:creation-date>
    <dc:date>2016-10-11T12:33:34.620996700</dc:date>
    <meta:editing-duration>PT12M23S</meta:editing-duration>
    <meta:editing-cycles>3</meta:editing-cycles>
    <meta:generator>LibreOffice/4.3.3.2$Linux_x86 LibreOffice_project/430m0$Build-2</meta:generator>
    <meta:document-statistic meta:object-count="115"/>
  </office:meta>
</office:document-meta>
</file>